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9" table:formula="of:=SUM([.N3:.R3])" table:style-name="ce8">
            <text:p>19</text:p>
          </table:table-cell>
          <table:table-cell table:number-columns-repeated="2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float" office:value="12" table:formula="of:=SUM([.T3:.X3])" table:style-name="ce8">
            <text:p>12</text:p>
          </table:table-cell>
          <table:table-cell office:value-type="float" office:value="87" table:formula="of:=SUM([.S3];[.M3];[.G3];[.Y3])" table:style-name="ce9">
            <text:p>8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4:.L4])" table:style-name="ce8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formula="of:=SUM([.N4:.R4])" table:style-name="ce8">
            <text:p>8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2" table:formula="of:=SUM([.T4:.X4])" table:style-name="ce8">
            <text:p>2</text:p>
          </table:table-cell>
          <table:table-cell office:value-type="float" office:value="25" table:formula="of:=SUM([.S4];[.M4];[.G4];[.Y4])" table:style-name="ce9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5:.L5])" table:style-name="ce8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6" table:formula="of:=SUM([.S5];[.M5];[.G5];[.Y5])" table:style-name="ce9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6:.L6])" table:style-name="ce8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" table:formula="of:=SUM([.N6:.R6])" table:style-name="ce8">
            <text:p>5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7" table:formula="of:=SUM([.S6];[.M6];[.G6];[.Y6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7" table:formula="of:=SUM([.H7:.L7])" table:style-name="ce8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27" table:formula="of:=SUM([.N7:.R7])" table:style-name="ce8">
            <text:p>27</text:p>
          </table:table-cell>
          <table:table-cell table:number-columns-repeated="2" table:style-name="ce7"/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3" table:formula="of:=SUM([.T7:.X7])" table:style-name="ce8">
            <text:p>13</text:p>
          </table:table-cell>
          <table:table-cell office:value-type="float" office:value="50.5" table:formula="of:=SUM([.S7];[.M7];[.G7];[.Y7])" table:style-name="ce9">
            <text:p>50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1" table:formula="of:=SUM([.H8:.L8])" table:style-name="ce8">
            <text:p>2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" table:formula="of:=SUM([.N8:.R8])" table:style-name="ce8">
            <text:p>16</text:p>
          </table:table-cell>
          <table:table-cell table:style-name="ce11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7"/>
          <table:table-cell office:value-type="float" office:value="5" table:formula="of:=SUM([.T8:.X8])" table:style-name="ce8">
            <text:p>5</text:p>
          </table:table-cell>
          <table:table-cell office:value-type="float" office:value="42" table:formula="of:=SUM([.S8];[.M8];[.G8];[.Y8])" table:style-name="ce9">
            <text:p>4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9" table:formula="of:=SUM([.N9:.R9])" table:style-name="ce8">
            <text:p>9</text:p>
          </table:table-cell>
          <table:table-cell table:number-columns-repeated="2" table:style-name="ce7"/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4" table:formula="of:=SUM([.T9:.X9])" table:style-name="ce8">
            <text:p>14</text:p>
          </table:table-cell>
          <table:table-cell office:value-type="float" office:value="23" table:formula="of:=SUM([.S9];[.M9];[.G9];[.Y9])" table:style-name="ce9">
            <text:p>2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formula="of:=SUM([.N10:.R10])" table:style-name="ce15">
            <text:p>4</text:p>
          </table:table-cell>
          <table:table-cell table:number-columns-repeated="2" table:style-name="ce14"/>
          <table:table-cell office:value-type="float" office:value="3" table:style-name="ce14">
            <text:p>3</text:p>
          </table:table-cell>
          <table:table-cell office:value-type="float" office:value="1" table:style-name="ce16">
            <text:p>1</text:p>
          </table:table-cell>
          <table:table-cell table:style-name="ce14"/>
          <table:table-cell office:value-type="float" office:value="4" table:formula="of:=SUM([.T10:.X10])" table:style-name="ce15">
            <text:p>4</text:p>
          </table:table-cell>
          <table:table-cell office:value-type="float" office:value="18" table:formula="of:=SUM([.S10];[.M10];[.G10];[.Y10])" table:style-name="ce9">
            <text:p>18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17" table:formula="of:=SUM([.L3:.L10])" table:style-name="ce20">
            <text:p>17</text:p>
          </table:table-cell>
          <table:table-cell office:value-type="float" office:value="80" table:formula="of:=SUM([.M3:.M10])" table:style-name="ce4">
            <text:p>80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19" table:formula="of:=SUM([.R3:.R10])" table:style-name="ce20">
            <text:p>19</text:p>
          </table:table-cell>
          <table:table-cell office:value-type="float" office:value="88" table:formula="of:=SUM([.S3:.S10])" table:style-name="ce4">
            <text:p>88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31" table:formula="of:=SUM([.V3:.V10])" table:style-name="ce19">
            <text:p>31</text:p>
          </table:table-cell>
          <table:table-cell office:value-type="float" office:value="19" table:formula="of:=SUM([.W3:.W10])" table:style-name="ce19">
            <text:p>19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50" table:formula="of:=SUM([.Y3:.Y10])" table:style-name="ce4">
            <text:p>50</text:p>
          </table:table-cell>
          <table:table-cell office:value-type="float" office:value="278.5" table:formula="of:=SUM([.Z3:.Z10])" table:style-name="ce21">
            <text:p>278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09-03T04:02:29Z</dc:date>
    <meta:editing-cycles>10</meta:editing-cycles>
    <meta:editing-duration>PT977S</meta:editing-duration>
  </office:meta>
</office:document-meta>
</file>